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857cm"/>
    </style:style>
    <style:style style:name="gr2" style:family="graphic" style:parent-style-name="standard">
      <style:graphic-properties draw:stroke="solid" svg:stroke-width="0.018cm" draw:marker-start-width="0.227cm" draw:marker-end-width="0.227cm" draw:fill="none" draw:textarea-horizontal-align="justify" draw:textarea-vertical-align="middle" draw:auto-grow-height="false" fo:min-height="0.494cm" fo:min-width="2.05cm" fo:padding-top="0.134cm" fo:padding-bottom="0.134cm" fo:padding-left="0.259cm" fo:padding-right="0.259cm"/>
    </style:style>
    <style:style style:name="gr3" style:family="graphic" style:parent-style-name="standard">
      <style:graphic-properties draw:stroke="solid" svg:stroke-width="0.018cm" draw:marker-start-width="0.227cm" draw:marker-end-width="0.227cm" draw:fill="none" draw:textarea-horizontal-align="justify" draw:textarea-vertical-align="middle" draw:auto-grow-height="false" fo:min-height="0.494cm" fo:min-width="2.276cm" fo:padding-top="0.134cm" fo:padding-bottom="0.134cm" fo:padding-left="0.259cm" fo:padding-right="0.259cm"/>
    </style:style>
    <style:style style:name="gr4" style:family="graphic" style:parent-style-name="standard">
      <style:graphic-properties draw:stroke="solid" svg:stroke-width="0.018cm" draw:marker-start-width="0.227cm" draw:marker-end-width="0.227cm" draw:fill="none" draw:textarea-horizontal-align="justify" draw:textarea-vertical-align="middle" draw:auto-grow-height="false" fo:min-height="0.478cm" fo:min-width="0.228cm" fo:padding-top="0.134cm" fo:padding-bottom="0.134cm" fo:padding-left="0.259cm" fo:padding-right="0.259cm"/>
    </style:style>
    <style:style style:name="gr5" style:family="graphic" style:parent-style-name="standard">
      <style:graphic-properties draw:stroke="solid" svg:stroke-width="0.035cm" draw:marker-start-width="0.252cm" draw:marker-end-width="0.252cm" draw:fill="none" draw:textarea-horizontal-align="justify" draw:textarea-vertical-align="middle" draw:auto-grow-height="false" fo:min-height="0.478cm" fo:min-width="2.006cm" fo:padding-top="0.142cm" fo:padding-bottom="0.142cm" fo:padding-left="0.267cm" fo:padding-right="0.267cm"/>
    </style:style>
    <style:style style:name="gr6" style:family="graphic" style:parent-style-name="standard">
      <style:graphic-properties draw:stroke="solid" svg:stroke-width="0.035cm" draw:marker-start-width="0.252cm" draw:marker-end-width="0.252cm" draw:fill="none" draw:textarea-horizontal-align="justify" draw:textarea-vertical-align="middle" draw:auto-grow-height="false" fo:min-height="0.478cm" fo:min-width="0.228cm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8" style:family="graphic" style:parent-style-name="standard">
      <style:graphic-properties draw:stroke="solid" svg:stroke-width="0.018cm" draw:marker-start-width="0.227cm" draw:marker-end-width="0.227cm" draw:fill="none" draw:textarea-horizontal-align="justify" draw:textarea-vertical-align="middle" draw:auto-grow-height="false" fo:min-height="0.494cm" fo:min-width="0.752cm" fo:padding-top="0.134cm" fo:padding-bottom="0.134cm" fo:padding-left="0.259cm" fo:padding-right="0.259cm"/>
    </style:style>
    <style:style style:name="gr9" style:family="graphic" style:parent-style-name="standard">
      <style:graphic-properties draw:stroke="solid" svg:stroke-width="0.018cm" draw:marker-start-width="0.227cm" draw:marker-end-width="0.227cm" draw:fill="none" draw:textarea-horizontal-align="justify" draw:textarea-vertical-align="middle" draw:auto-grow-height="false" fo:min-height="0.494cm" fo:min-width="0.65cm" fo:padding-top="0.134cm" fo:padding-bottom="0.134cm" fo:padding-left="0.259cm" fo:padding-right="0.259cm"/>
    </style:style>
    <style:style style:name="gr10" style:family="graphic" style:parent-style-name="standard">
      <style:graphic-properties draw:stroke="none" svg:stroke-color="#000000" draw:fill="none" draw:fill-color="#ffffff" fo:min-height="0cm"/>
    </style:style>
    <style:style style:name="gr11" style:family="graphic" style:parent-style-name="objectwithoutfill">
      <style:graphic-properties draw:fill="solid" draw:textarea-vertical-align="middle"/>
    </style:style>
    <style:style style:name="gr12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loext:graphic-properties draw:fill="none" draw:fill-color="#ffffff"/>
      <style:text-properties fo:font-size="14pt" style:font-size-asian="14pt" style:font-size-complex="14pt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357cm" svg:height="0.806cm" svg:x="1.356cm" svg:y="2.932cm">
          <draw:text-box>
            <text:p><text:span text:style-name="T1">T[0]</text:span></text:p>
          </draw:text-box>
        </draw:frame>
        <draw:custom-shape draw:style-name="gr2" draw:text-style-name="P3" draw:layer="layout" svg:width="2.568cm" svg:height="0.762cm" svg:x="10.878cm" svg:y="9.918cm">
          <text:p text:style-name="P2">Estonia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794cm" svg:height="0.762cm" svg:x="16.678cm" svg:y="8.38cm">
          <text:p text:style-name="P2">Bulgaria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794cm" svg:height="0.762cm" svg:x="4.778cm" svg:y="7.604cm">
          <text:p text:style-name="P4"><text:span text:style-name="T1">Italy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794cm" svg:height="0.762cm" svg:x="4.778cm" svg:y="8.366cm">
          <text:p text:style-name="P4"><text:span text:style-name="T1">Austri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794cm" svg:height="0.762cm" svg:x="4.778cm" svg:y="9.89cm">
          <text:p text:style-name="P4"><text:span text:style-name="T1">Belgium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762cm" svg:height="0.762cm" svg:x="2.778cm" svg:y="3.0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762cm" svg:height="0.762cm" svg:x="2.778cm" svg:y="3.79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762cm" svg:height="0.762cm" svg:x="2.778cm" svg:y="4.55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762cm" svg:height="0.762cm" svg:x="2.778cm" svg:y="5.3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762cm" svg:height="0.762cm" svg:x="2.778cm" svg:y="6.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762cm" svg:height="0.762cm" svg:x="2.778cm" svg:y="6.8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762cm" svg:height="0.762cm" svg:x="2.778cm" svg:y="7.60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762cm" svg:height="0.762cm" svg:x="2.778cm" svg:y="8.3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762cm" svg:height="0.762cm" svg:x="2.778cm" svg:y="9.12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762cm" svg:height="0.762cm" svg:x="2.778cm" svg:y="9.8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762cm" svg:height="0.762cm" svg:x="2.778cm" svg:y="10.65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4cm" svg:height="0.762cm" svg:x="10.936cm" svg:y="8.366cm">
          <text:p text:style-name="P4"><text:span text:style-name="T1">Azerbaijan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762cm" svg:height="0.762cm" svg:x="8.747cm" svg:y="8.36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357cm" svg:height="0.806cm" svg:x="1.357cm" svg:y="3.732cm">
          <draw:text-box>
            <text:p><text:span text:style-name="T1">T[1]</text:span></text:p>
          </draw:text-box>
        </draw:frame>
        <draw:frame draw:style-name="gr1" draw:text-style-name="P1" draw:layer="layout" svg:width="1.357cm" svg:height="0.806cm" svg:x="1.357cm" svg:y="4.532cm">
          <draw:text-box>
            <text:p><text:span text:style-name="T1">T[2]</text:span></text:p>
          </draw:text-box>
        </draw:frame>
        <draw:frame draw:style-name="gr1" draw:text-style-name="P1" draw:layer="layout" svg:width="1.357cm" svg:height="0.806cm" svg:x="1.357cm" svg:y="5.232cm">
          <draw:text-box>
            <text:p><text:span text:style-name="T1">T[3]</text:span></text:p>
          </draw:text-box>
        </draw:frame>
        <draw:frame draw:style-name="gr1" draw:text-style-name="P1" draw:layer="layout" svg:width="1.357cm" svg:height="0.806cm" svg:x="1.357cm" svg:y="6.032cm">
          <draw:text-box>
            <text:p><text:span text:style-name="T1">T[4]</text:span></text:p>
          </draw:text-box>
        </draw:frame>
        <draw:frame draw:style-name="gr1" draw:text-style-name="P1" draw:layer="layout" svg:width="1.357cm" svg:height="0.806cm" svg:x="1.357cm" svg:y="6.732cm">
          <draw:text-box>
            <text:p><text:span text:style-name="T1">T[5]</text:span></text:p>
          </draw:text-box>
        </draw:frame>
        <draw:frame draw:style-name="gr1" draw:text-style-name="P1" draw:layer="layout" svg:width="1.357cm" svg:height="0.806cm" svg:x="1.357cm" svg:y="7.532cm">
          <draw:text-box>
            <text:p><text:span text:style-name="T1">T[6]</text:span></text:p>
          </draw:text-box>
        </draw:frame>
        <draw:frame draw:style-name="gr1" draw:text-style-name="P1" draw:layer="layout" svg:width="1.357cm" svg:height="0.806cm" svg:x="1.357cm" svg:y="8.332cm">
          <draw:text-box>
            <text:p><text:span text:style-name="T1">T[7]</text:span></text:p>
          </draw:text-box>
        </draw:frame>
        <draw:frame draw:style-name="gr1" draw:text-style-name="P1" draw:layer="layout" svg:width="1.357cm" svg:height="0.806cm" svg:x="1.357cm" svg:y="9.132cm">
          <draw:text-box>
            <text:p><text:span text:style-name="T1">T[8]</text:span></text:p>
          </draw:text-box>
        </draw:frame>
        <draw:frame draw:style-name="gr1" draw:text-style-name="P1" draw:layer="layout" svg:width="1.357cm" svg:height="0.806cm" svg:x="1.357cm" svg:y="9.832cm">
          <draw:text-box>
            <text:p><text:span text:style-name="T1">T[9]</text:span></text:p>
          </draw:text-box>
        </draw:frame>
        <draw:frame draw:style-name="gr7" draw:text-style-name="P1" draw:layer="layout" svg:width="1.645cm" svg:height="0.806cm" svg:x="1.357cm" svg:y="10.632cm">
          <draw:text-box>
            <text:p><text:span text:style-name="T1">T[10]</text:span></text:p>
          </draw:text-box>
        </draw:frame>
        <draw:custom-shape draw:style-name="gr8" draw:text-style-name="P3" draw:layer="layout" svg:width="1.27cm" svg:height="0.762cm" svg:x="13.446cm" svg:y="9.918cm">
          <text:p text:style-name="P2">1.3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.168cm" svg:height="0.762cm" svg:x="19.472cm" svg:y="8.38cm">
          <text:p text:style-name="P2">11.6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.168cm" svg:height="0.762cm" svg:x="7.572cm" svg:y="7.604cm">
          <text:p text:style-name="P2">59.6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.168cm" svg:height="0.762cm" svg:x="7.572cm" svg:y="8.366cm">
          <text:p text:style-name="P2">8.9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.168cm" svg:height="0.762cm" svg:x="7.572cm" svg:y="9.894cm">
          <text:p text:style-name="P2">11.6</text:p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0.127cm" svg:height="0.962cm" svg:x="10.017cm" svg:y="5.064cm">
          <draw:text-box>
            <text:p/>
          </draw:text-box>
        </draw:frame>
        <draw:custom-shape draw:style-name="gr6" draw:text-style-name="P3" draw:layer="layout" svg:width="0.762cm" svg:height="0.762cm" svg:x="14.652cm" svg:y="8.36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.168cm" svg:height="0.762cm" svg:x="13.477cm" svg:y="8.366cm">
          <text:p text:style-name="P2">8.9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762cm" svg:height="0.762cm" svg:x="20.652cm" svg:y="8.3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794cm" svg:height="0.762cm" svg:x="22.683cm" svg:y="8.376cm">
          <text:p text:style-name="P2">Latvia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.168cm" svg:height="0.762cm" svg:x="25.477cm" svg:y="8.376cm">
          <text:p text:style-name="P2">1.9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762cm" svg:height="0.762cm" svg:x="26.657cm" svg:y="8.362cm">
          <text:p/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27.416cm" svg:y1="8.366cm" svg:x2="26.781cm" svg:y2="9.001cm">
          <text:p/>
        </draw:line>
        <draw:line draw:style-name="gr12" draw:text-style-name="P6" draw:layer="layout" svg:x1="9.128cm" svg:y1="8.747cm" svg:x2="10.906cm" svg:y2="8.747cm">
          <text:p/>
        </draw:line>
        <draw:line draw:style-name="gr12" draw:text-style-name="P6" draw:layer="layout" svg:x1="14.97cm" svg:y1="8.874cm" svg:x2="16.621cm" svg:y2="8.874cm">
          <text:p/>
        </draw:line>
        <draw:line draw:style-name="gr12" draw:text-style-name="P6" draw:layer="layout" svg:x1="20.939cm" svg:y1="8.747cm" svg:x2="22.59cm" svg:y2="8.747cm">
          <text:p/>
        </draw:line>
        <draw:line draw:style-name="gr12" draw:text-style-name="P6" draw:layer="layout" svg:x1="3.159cm" svg:y1="8.747cm" svg:x2="4.81cm" svg:y2="8.747cm">
          <text:p/>
        </draw:line>
        <draw:custom-shape draw:style-name="gr6" draw:text-style-name="P3" draw:layer="layout" svg:width="0.762cm" svg:height="0.762cm" svg:x="8.747cm" svg:y="7.62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762cm" svg:height="0.762cm" svg:x="8.747cm" svg:y="9.92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762cm" svg:height="0.762cm" svg:x="14.747cm" svg:y="9.929cm">
          <text:p/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5.417cm" svg:y1="9.967cm" svg:x2="14.782cm" svg:y2="10.602cm">
          <text:p/>
        </draw:line>
        <draw:line draw:style-name="gr12" draw:text-style-name="P6" draw:layer="layout" svg:x1="3.159cm" svg:y1="10.271cm" svg:x2="4.81cm" svg:y2="10.271cm">
          <text:p/>
        </draw:line>
        <draw:line draw:style-name="gr12" draw:text-style-name="P6" draw:layer="layout" svg:x1="9.128cm" svg:y1="10.398cm" svg:x2="10.779cm" svg:y2="10.398cm">
          <text:p/>
        </draw:line>
        <draw:custom-shape draw:style-name="gr5" draw:text-style-name="P3" draw:layer="layout" svg:width="2.54cm" svg:height="0.762cm" svg:x="10.936cm" svg:y="7.604cm">
          <text:p text:style-name="P4"><text:span text:style-name="T1">Lithuania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762cm" svg:height="0.762cm" svg:x="14.652cm" svg:y="7.60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.168cm" svg:height="0.762cm" svg:x="13.477cm" svg:y="7.604cm">
          <text:p text:style-name="P2">2.8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5.351cm" svg:y1="7.604cm" svg:x2="14.716cm" svg:y2="8.239cm">
          <text:p/>
        </draw:line>
        <draw:line draw:style-name="gr11" draw:text-style-name="P6" draw:layer="layout" svg:x1="3.54cm" svg:y1="3.032cm" svg:x2="2.905cm" svg:y2="3.667cm">
          <text:p/>
        </draw:line>
        <draw:line draw:style-name="gr11" draw:text-style-name="P6" draw:layer="layout" svg:x1="3.541cm" svg:y1="3.833cm" svg:x2="2.906cm" svg:y2="4.468cm">
          <text:p/>
        </draw:line>
        <draw:line draw:style-name="gr11" draw:text-style-name="P6" draw:layer="layout" svg:x1="3.541cm" svg:y1="4.633cm" svg:x2="2.906cm" svg:y2="5.268cm">
          <text:p/>
        </draw:line>
        <draw:line draw:style-name="gr11" draw:text-style-name="P6" draw:layer="layout" svg:x1="3.541cm" svg:y1="5.333cm" svg:x2="2.906cm" svg:y2="5.968cm">
          <text:p/>
        </draw:line>
        <draw:line draw:style-name="gr11" draw:text-style-name="P6" draw:layer="layout" svg:x1="3.541cm" svg:y1="6.133cm" svg:x2="2.906cm" svg:y2="6.768cm">
          <text:p/>
        </draw:line>
        <draw:line draw:style-name="gr11" draw:text-style-name="P6" draw:layer="layout" svg:x1="3.541cm" svg:y1="6.933cm" svg:x2="2.906cm" svg:y2="7.568cm">
          <text:p/>
        </draw:line>
        <draw:line draw:style-name="gr11" draw:text-style-name="P6" draw:layer="layout" svg:x1="3.541cm" svg:y1="9.133cm" svg:x2="2.906cm" svg:y2="9.768cm">
          <text:p/>
        </draw:line>
        <draw:line draw:style-name="gr11" draw:text-style-name="P6" draw:layer="layout" svg:x1="3.541cm" svg:y1="10.633cm" svg:x2="2.906cm" svg:y2="11.268cm">
          <text:p/>
        </draw:line>
        <draw:line draw:style-name="gr12" draw:text-style-name="P6" draw:layer="layout" svg:x1="3.159cm" svg:y1="8.047cm" svg:x2="4.81cm" svg:y2="8.047cm">
          <text:p/>
        </draw:line>
        <draw:line draw:style-name="gr12" draw:text-style-name="P6" draw:layer="layout" svg:x1="9.101cm" svg:y1="8.012cm" svg:x2="10.879cm" svg:y2="8.012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11-14T20:50:22.037000000</meta:creation-date>
    <dc:date>2021-11-15T14:03:09.185000000</dc:date>
    <meta:editing-duration>PT4H52M27S</meta:editing-duration>
    <meta:editing-cycles>3</meta:editing-cycles>
    <meta:generator>LibreOffice/6.3.2.2$Windows_X86_64 LibreOffice_project/98b30e735bda24bc04ab42594c85f7fd8be07b9c</meta:generator>
    <meta:document-statistic meta:object-count="66"/>
  </office:meta>
</office:document-meta>
</file>